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7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127fc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7" style:family="paragraph" style:parent-style-name="Standard">
      <style:text-properties style:font-name="Calibri Light" fo:font-weight="bold" style:font-weight-asian="bold" style:font-name-complex="Calibri Light1"/>
    </style:style>
    <style:style style:name="P28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9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0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1" style:family="paragraph" style:parent-style-name="Standard">
      <style:text-properties style:font-name-complex="Calibri1" style:font-size-complex="12.5pt"/>
    </style:style>
    <style:style style:name="P32" style:family="paragraph" style:parent-style-name="Standard">
      <style:text-properties officeooo:paragraph-rsid="00444220" style:font-name-complex="Calibri1" style:font-size-complex="12.5pt"/>
    </style:style>
    <style:style style:name="P33" style:family="paragraph" style:parent-style-name="Standard">
      <style:text-properties officeooo:paragraph-rsid="004609d3" style:font-name-complex="Calibri1" style:font-size-complex="12.5pt"/>
    </style:style>
    <style:style style:name="P34" style:family="paragraph" style:parent-style-name="Standard">
      <style:text-properties style:font-name-complex="Calibri1"/>
    </style:style>
    <style:style style:name="P35" style:family="paragraph" style:parent-style-name="Standard">
      <style:text-properties officeooo:paragraph-rsid="004609d3" style:font-name-complex="Calibri1"/>
    </style:style>
    <style:style style:name="P36" style:family="paragraph" style:parent-style-name="Standard">
      <style:text-properties fo:font-size="12.5pt" style:font-size-asian="12.5pt" style:font-name-complex="Calibri1" style:font-size-complex="12.5pt"/>
    </style:style>
    <style:style style:name="P37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8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5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46" style:family="paragraph" style:parent-style-name="Standard">
      <style:text-properties fo:color="#0b0c0c" loext:opacity="100%" fo:font-weight="bold" officeooo:paragraph-rsid="00490f3c" fo:background-color="#ffffff" style:font-weight-asian="bold" style:font-name-complex="Calibri1" style:font-size-complex="12.5pt" style:font-weight-complex="bold"/>
    </style:style>
    <style:style style:name="P47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49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0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51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2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3" style:family="paragraph" style:parent-style-name="Standard">
      <style:paragraph-properties fo:orphans="0" fo:widows="0"/>
      <style:text-properties fo:font-weight="bold" style:font-weight-asian="bold"/>
    </style:style>
    <style:style style:name="P54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55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56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5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8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4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8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9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44220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0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2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73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74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75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76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77" style:family="paragraph" style:parent-style-name="Standard">
      <style:text-properties officeooo:paragraph-rsid="002dc123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79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80" style:family="paragraph" style:parent-style-name="Standard">
      <style:text-properties officeooo:paragraph-rsid="0061b6af"/>
    </style:style>
    <style:style style:name="P81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8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/>
    </style:style>
    <style:style style:name="P83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/>
    </style:style>
    <style:style style:name="P84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/>
    </style:style>
    <style:style style:name="P85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6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87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0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1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5cdb22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4" style:family="text">
      <style:text-properties fo:color="#000000" loext:opacity="100%" fo:font-weight="bold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2" style:family="text">
      <style:text-properties officeooo:rsid="00444220"/>
    </style:style>
    <style:style style:name="T23" style:family="text">
      <style:text-properties officeooo:rsid="0020c248"/>
    </style:style>
    <style:style style:name="T24" style:family="text">
      <style:text-properties officeooo:rsid="00492923"/>
    </style:style>
    <style:style style:name="T25" style:family="text">
      <style:text-properties officeooo:rsid="004ac8f4"/>
    </style:style>
    <style:style style:name="T26" style:family="text">
      <style:text-properties officeooo:rsid="004b5f2d"/>
    </style:style>
    <style:style style:name="T27" style:family="text">
      <style:text-properties officeooo:rsid="004ec441"/>
    </style:style>
    <style:style style:name="T28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  <style:style style:name="T29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115283844"/>Bid Pack</text:p>
      <text:p text:style-name="P5">Attachment 1: Statement of Requirements</text:p>
      <text:p text:style-name="P5"/>
      <text:p text:style-name="P5"/>
      <text:p text:style-name="P5"/>
      <text:p text:style-name="P5"/>
      <text:p text:style-name="P5"/>
      <text:p text:style-name="P5"/>
      <text:p text:style-name="P12"><text:bookmark-start text:name="_Hlk95926626"/>«Insert Procurement Title» «Insert Procurement ID»</text:p>
      <text:p text:style-name="P1"><text:span text:style-name="T13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a ‘call-off further competition’ in relation to</text:p>
      <text:p text:style-name="P57">«Insert Lot id» «Insert Lot Name»</text:p>
      <text:p text:style-name="P57">«Insert Commercial Agreement name» («Insert Commercial Agreement id»)</text:p>
      <text:p text:style-name="P5"/>
      <text:p text:style-name="P5"/>
      <text:p text:style-name="P5"><text:bookmark-start text:name="_Hlk9632284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uyer</text:p>
      <text:p text:style-name="P1"><text:span text:style-name="T4">«Insert Name of Buyer»</text:span><text:span text:style-name="T18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8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ublished</text:p>
          </table:table-cell>
          <table:table-cell table:style-name="Table1.A1" office:value-type="string">
            <text:p text:style-name="P6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1">Deadline for asking questions</text:p>
          </table:table-cell>
          <table:table-cell table:style-name="Table1.A1" office:value-type="string">
            <text:p text:style-name="P6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1">Closing date for applications</text:p>
          </table:table-cell>
          <table:table-cell table:style-name="Table1.A1" office:value-type="string">
            <text:p text:style-name="P60">«Insert Time, Date, Month, Year of #4»</text:p>
          </table:table-cell>
        </table:table-row>
      </table:table>
      <text:p text:style-name="Standard"/>
      <text:h text:style-name="P81" text:outline-level="1"><text:bookmark-start text:name="_Toc926882561"/><text:bookmark-start text:name="_Toc1116481491"/><text:bookmark-start text:name="_Toc1116340861"/><text:bookmark-start text:name="_Toc1115702921"/><text:bookmark-start text:name="_Toc1115656231"/><text:bookmark-start text:name="_Toc1115601191"/>Appendix – Glossary<text:bookmark-end text:name="_Toc926882561"/><text:bookmark-end text:name="_Toc1116481491"/><text:bookmark-end text:name="_Toc1116340861"/><text:bookmark-end text:name="_Toc1115702921"/><text:bookmark-end text:name="_Toc1115656231"/><text:bookmark-end text:name="_Toc1115601191"/></text:h>
      <text:p text:style-name="P44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 table:style-name="GLOSSARY.1">
          <table:table-cell table:style-name="GLOSSARY.A1" office:value-type="string">
            <text:p text:style-name="P66">«Insert Glossary Term Title #1 of n (max 20)»</text:p>
            <text:p text:style-name="P19"/>
          </table:table-cell>
          <table:table-cell table:style-name="GLOSSARY.A1" office:value-type="string">
            <text:p text:style-name="P75">«Insert Glossary Term Description #1 of n (max 20)»</text:p>
          </table:table-cell>
        </table:table-row>
      </table:table>
      <text:p text:style-name="P80"/>
      <text:p text:style-name="P80"/>
      <text:p text:style-name="P27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Off-payroll (IR35) determination</text:p>
          </table:table-cell>
          <table:table-cell table:style-name="Table2.A1" office:value-type="string">
            <text:p text:style-name="P60">«IR35_Question»</text:p>
          </table:table-cell>
        </table:table-row>
        <table:table-row table:style-name="Table2.1">
          <table:table-cell table:style-name="Table2.A1" office:value-type="string">
            <text:p text:style-name="P21">Summary of the work</text:p>
          </table:table-cell>
          <table:table-cell table:style-name="Table2.A1" office:value-type="string">
            <text:p text:style-name="P60">«Insert_work_summary»</text:p>
          </table:table-cell>
        </table:table-row>
        <table:table-row table:style-name="Table2.1">
          <table:table-cell table:style-name="Table2.A1" office:value-type="string">
            <text:p text:style-name="P21">Latest start date</text:p>
          </table:table-cell>
          <table:table-cell table:style-name="Table2.A1" office:value-type="string">
            <text:p text:style-name="P60">«Project_Start_Date»</text:p>
          </table:table-cell>
        </table:table-row>
        <table:table-row table:style-name="Table2.1">
          <table:table-cell table:style-name="Table2.A1" office:value-type="string">
            <text:p text:style-name="P21">Expected contract length</text:p>
          </table:table-cell>
          <table:table-cell table:style-name="Table2.A1" office:value-type="string">
            <text:p text:style-name="P60">«Project_Duration»</text:p>
            <text:p text:style-name="P60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1">Location</text:p>
          </table:table-cell>
          <table:table-cell table:style-name="Table2.A1" office:value-type="string">
            <text:list xml:id="list1686839431" text:style-name="List_20_1">
              <text:list-item>
                <text:p text:style-name="P85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Organisation the work is for</text:p>
          </table:table-cell>
          <table:table-cell table:style-name="Table2.A1" office:value-type="string">
            <text:p text:style-name="P60">«Insert Name of Buyer»</text:p>
          </table:table-cell>
        </table:table-row>
        <table:table-row table:style-name="Table2.1">
          <table:table-cell table:style-name="Table2.A1" office:value-type="string">
            <text:p text:style-name="P26"><text:span text:style-name="T29">Budget range </text:span><text:span text:style-name="T28">£</text:span></text:p>
          </table:table-cell>
          <table:table-cell table:style-name="Table2.A1" office:value-type="string">
            <text:p text:style-name="P78"><text:span text:style-name="T10">«Project_Budget_Min_</text:span><text:span text:style-name="T11">C</text:span><text:span text:style-name="T10">onditional» </text:span><text:span text:style-name="T12">up</text:span><text:span text:style-name="T10">to «Project_Budget_Max»</text:span></text:p>
          </table:table-cell>
        </table:table-row>
      </table:table>
      <text:p text:style-name="Standard"/>
      <text:p text:style-name="P27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Why the work is being done</text:p>
          </table:table-cell>
          <table:table-cell table:style-name="Table3.A1" office:value-type="string">
            <text:p text:style-name="P60">«Insert_Why_Work_Being_Done»</text:p>
          </table:table-cell>
        </table:table-row>
        <table:table-row table:style-name="Table3.1">
          <table:table-cell table:style-name="Table3.A1" office:value-type="string">
            <text:p text:style-name="P42">Problem to be solved</text:p>
          </table:table-cell>
          <table:table-cell table:style-name="Table3.A1" office:value-type="string">
            <text:p text:style-name="P60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2">Early market engagement</text:p>
          </table:table-cell>
          <table:table-cell table:style-name="Table3.A1" office:value-type="string">
            <text:p text:style-name="P60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2">Any work that’s already been done</text:p>
          </table:table-cell>
          <table:table-cell table:style-name="Table3.A1" office:value-type="string">
            <text:p text:style-name="P60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2">Existing team</text:p>
          </table:table-cell>
          <table:table-cell table:style-name="Table3.A1" office:value-type="string">
            <text:p text:style-name="P60">«Existing_Team_Details»</text:p>
          </table:table-cell>
        </table:table-row>
        <table:table-row table:style-name="Table3.1">
          <table:table-cell table:style-name="Table3.A1" office:value-type="string">
            <text:p text:style-name="P42">Current phase</text:p>
          </table:table-cell>
          <table:table-cell table:style-name="Table3.A1" office:value-type="string">
            <text:p text:style-name="P60">«Project_Phase_Currently_In»</text:p>
          </table:table-cell>
        </table:table-row>
      </table:table>
      <text:p text:style-name="Standard"/>
      <text:p text:style-name="P43">Who the users are and what they need to do</text:p>
      <text:p text:style-name="P43"><text:soft-page-break/></text:p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3">Key User</text:p>
          </table:table-cell>
          <table:table-cell table:style-name="KEY_5f_USERS.A1" office:value-type="string">
            <text:p text:style-name="P23">Key User Definition</text:p>
          </table:table-cell>
        </table:table-row>
        <table:table-row table:style-name="KEY_5f_USERS.1">
          <table:table-cell table:style-name="KEY_5f_USERS.A1" office:value-type="string">
            <text:p text:style-name="P65">«Key_User_#n»</text:p>
            <text:p text:style-name="P18"/>
          </table:table-cell>
          <table:table-cell table:style-name="KEY_5f_USERS.A1" office:value-type="string">
            <text:p text:style-name="P61">«Key_User_#n_Definition»</text:p>
          </table:table-cell>
        </table:table-row>
      </table:table>
      <text:p text:style-name="P77"/>
      <text:p text:style-name="P27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Address where the work will take place</text:p>
          </table:table-cell>
          <table:table-cell table:style-name="Table4.A1" office:value-type="string">
            <text:p text:style-name="P63">«Where_Work_Done»</text:p>
          </table:table-cell>
        </table:table-row>
        <table:table-row table:style-name="Table4.2">
          <table:table-cell table:style-name="Table4.A1" office:value-type="string">
            <text:p text:style-name="P42">Working arrangements</text:p>
          </table:table-cell>
          <table:table-cell table:style-name="Table4.A1" office:value-type="string">
            <text:p text:style-name="P60">«Working_Arrangements»</text:p>
          </table:table-cell>
        </table:table-row>
        <table:table-row table:style-name="Table4.3">
          <table:table-cell table:style-name="Table4.A1" office:value-type="string">
            <text:p text:style-name="P42">Security clearance</text:p>
          </table:table-cell>
          <table:table-cell table:style-name="Table4.A1" office:value-type="string">
            <text:p text:style-name="P71">«Security_level_selection»</text:p>
            <text:p text:style-name="P71">«Security_level_user_input»</text:p>
          </table:table-cell>
        </table:table-row>
      </table:table>
      <text:p text:style-name="Standard"/>
      <text:p text:style-name="P27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 or Condition</text:p>
          </table:table-cell>
          <table:table-cell table:style-name="TERMS.A1" office:value-type="string">
            <text:p text:style-name="P22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60">«Insert_Special_Term Title #1 of n (max 20)_Condtional»</text:p>
            <text:p text:style-name="P17"/>
          </table:table-cell>
          <table:table-cell table:style-name="TERMS.A1" office:value-type="string">
            <text:p text:style-name="P60">«Insert Special_Term Description #1 of n (max 20)_Conditional»</text:p>
          </table:table-cell>
        </table:table-row>
      </table:table>
      <text:p text:style-name="Standard"/>
      <text:p text:style-name="P27">Additional documents</text:p>
      <text:p text:style-name="P27"/>
      <text:p text:style-name="P62">«Upload_document_filename_#n»</text:p>
      <text:p text:style-name="P79"/>
      <text:p text:style-name="P45">How many suppliers <text:span text:style-name="T22">will get through to stage 2</text:span></text:p>
      <text:p text:style-name="P45"/>
      <text:p text:style-name="P58">«Insert Number of suppliers»</text:p>
      <text:p text:style-name="P58"/>
      <text:p text:style-name="P30">How suppliers will be evaluated</text:p>
      <text:p text:style-name="P35"/>
      <text:p text:style-name="P10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0"/>
      <text:p text:style-name="P46">Evaluation weighting</text:p>
      <text:p text:style-name="P49"/>
      <text:p text:style-name="P49">Technical competence</text:p>
      <text:list xml:id="list1209257421" text:style-name="WWNum2">
        <text:list-item>
          <text:p text:style-name="P82"><text:span text:style-name="T8">«insert_Technical_Comp_Weight» % - </text:span><text:span text:style-name="T14">Technical</text:span></text:p>
          <text:list>
            <text:list-item>
              <text:p text:style-name="P82"><text:span text:style-name="T8">«insert_Technical_Comp_Ess_Skill_Weight_overall_#» % - </text:span><text:span text:style-name="T20">Essential</text:span></text:p>
            </text:list-item>
            <text:list-item>
              <text:p text:style-name="P82"><text:span text:style-name="T8">«insert_Technical_Comp_Nice_Skill_Weight_overall_#» % - </text:span><text:span text:style-name="T14">Nice to have skills</text:span></text:p>
            </text:list-item>
            <text:list-item>
              <text:p text:style-name="P82"><text:span text:style-name="T8">«insert_Technical_Comp_Tech_Q_Weight_overall_#» % - </text:span><text:span text:style-name="T14">Quality </text:span></text:p>
            </text:list-item>
          </text:list>
        </text:list-item>
      </text:list>
      <text:p text:style-name="P8"><text:span text:style-name="T24">Cultural </text:span><text:span text:style-name="T27">f</text:span><text:span text:style-name="T24">it</text:span></text:p>
      <text:list xml:id="list104412625135122" text:continue-numbering="true" text:style-name="WWNum2">
        <text:list-item>
          <text:p text:style-name="P83"><text:soft-page-break/><text:span text:style-name="T8">«insert_</text:span><text:span text:style-name="T9">Cultural</text:span><text:span text:style-name="T8">_</text:span><text:span text:style-name="T9">fit</text:span><text:span text:style-name="T8">_ Weight Conditional» % - </text:span><text:span text:style-name="T15">Cultural</text:span><text:span text:style-name="T14"> </text:span><text:span text:style-name="T17">f</text:span><text:span text:style-name="T15">it</text:span></text:p>
        </text:list-item>
      </text:list>
      <text:p text:style-name="P7">Social <text:span text:style-name="T27">v</text:span>alue<text:span text:style-name="T25">s</text:span></text:p>
      <text:list xml:id="list104413049195654" text:continue-numbering="true" text:style-name="WWNum2">
        <text:list-item>
          <text:p text:style-name="P82"><text:span text:style-name="T8">«insert_Social_Value_ Weight Conditional» % - </text:span><text:span text:style-name="T14">Social </text:span><text:span text:style-name="T17">v</text:span><text:span text:style-name="T14">alue</text:span><text:span text:style-name="T16">s</text:span></text:p>
        </text:list-item>
      </text:list>
      <text:p text:style-name="P7">Price</text:p>
      <text:list xml:id="list104412154153502" text:continue-numbering="true" text:style-name="WWNum2">
        <text:list-item>
          <text:p text:style-name="P84"><text:span text:style-name="T7">«insert_Price_ Weight» % - </text:span><text:span text:style-name="T19">Price</text:span></text:p>
        </text:list-item>
      </text:list>
      <text:p text:style-name="P59"/>
      <text:p text:style-name="P47">Technical <text:span text:style-name="T27">c</text:span>riteria</text:p>
      <text:p text:style-name="P3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1">#</text:p>
          </table:table-cell>
          <table:table-cell table:style-name="TECHNICAL_5f_COMP.A1" office:value-type="string">
            <text:p text:style-name="P54">Question</text:p>
          </table:table-cell>
          <table:table-cell table:style-name="TECHNICAL_5f_COMP.A1" office:value-type="string">
            <text:p text:style-name="P56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64">«insert_Technical_Comp_Tech_Q_Descrip»</text:p>
          </table:table-cell>
          <table:table-cell table:style-name="TECHNICAL_5f_COMP.A1" office:value-type="string">
            <text:p text:style-name="P73">«insert_Technical_Comp_Tech_Q_Weight#»</text:p>
          </table:table-cell>
        </table:table-row>
      </table:table>
      <text:p text:style-name="P32"/>
      <text:p text:style-name="P47">Social <text:span text:style-name="T27">v</text:span>alue<text:span text:style-name="T26">s</text:span> <text:span text:style-name="T27">c</text:span>riteria</text:p>
      <text:p text:style-name="P3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1">#</text:p>
          </table:table-cell>
          <table:table-cell table:style-name="SOCIAL_5f_VALUES.A1" office:value-type="string">
            <text:p text:style-name="P54">Question</text:p>
          </table:table-cell>
          <table:table-cell table:style-name="SOCIAL_5f_VALUES.A1" office:value-type="string">
            <text:p text:style-name="P56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69">«insert_SocVal_Question_#_conditional»</text:p>
          </table:table-cell>
          <table:table-cell table:style-name="SOCIAL_5f_VALUES.A1" office:value-type="string">
            <text:p text:style-name="P73">«insert_SocVal_Question_Weight_#_conditional»</text:p>
          </table:table-cell>
        </table:table-row>
      </table:table>
      <text:p text:style-name="P32"/>
      <text:p text:style-name="P48"><text:span text:style-name="T23">Cultural </text:span><text:span text:style-name="T27">f</text:span><text:span text:style-name="T23">it</text:span> <text:span text:style-name="T27">c</text:span>riteria</text:p>
      <text:p text:style-name="P33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2">#</text:p>
          </table:table-cell>
          <table:table-cell table:style-name="CULTURAL_5f_FIT.A1" office:value-type="string">
            <text:p text:style-name="P55">Question</text:p>
          </table:table-cell>
          <table:table-cell table:style-name="CULTURAL_5f_FIT.A1" office:value-type="string">
            <text:p text:style-name="P56">Weighting %</text:p>
          </table:table-cell>
        </table:table-row>
        <table:table-row table:style-name="CULTURAL_5f_FIT.1">
          <table:table-cell table:style-name="CULTURAL_5f_FIT.A1" office:value-type="string">
            <text:p text:style-name="P4">1</text:p>
          </table:table-cell>
          <table:table-cell table:style-name="CULTURAL_5f_FIT.A1" office:value-type="string">
            <text:p text:style-name="P70">«insert_<text:span text:style-name="T23">Cultfit</text:span>_Question_#_conditional»</text:p>
          </table:table-cell>
          <table:table-cell table:style-name="CULTURAL_5f_FIT.A1" office:value-type="string">
            <text:p text:style-name="P74">«insert_<text:span text:style-name="T23">Cultfit</text:span>_Question_Weight_#_conditional»</text:p>
          </table:table-cell>
        </table:table-row>
      </table:table>
      <text:p text:style-name="P33"/>
      <text:p text:style-name="Standard"/>
      <text:p text:style-name="P27">Skills and experience</text:p>
      <text:p text:style-name="P27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36">Essential skills and experience</text:p>
      <text:p text:style-name="P31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0">#</text:p>
          </table:table-cell>
          <table:table-cell table:style-name="TECHNICAL_5f_SKILL.A1" office:value-type="string">
            <text:p text:style-name="P53">Question</text:p>
          </table:table-cell>
          <table:table-cell table:style-name="TECHNICAL_5f_SKILL.A1" office:value-type="string">
            <text:p text:style-name="P56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72">«insert_Technical_Comp_Ess_Skill_Descrip»</text:p>
            <text:p text:style-name="P16"/>
          </table:table-cell>
          <table:table-cell table:style-name="TECHNICAL_5f_SKILL.A1" office:value-type="string">
            <text:p text:style-name="P72">«insert_Technical_Comp_Ess_Skill_Weight#»</text:p>
          </table:table-cell>
        </table:table-row>
      </table:table>
      <text:p text:style-name="Standard"/>
      <text:p text:style-name="P36">Nice-to-have skills and experience</text:p>
      <text:p text:style-name="P31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0">#</text:p>
          </table:table-cell>
          <table:table-cell table:style-name="NICE_5f_TO_5f_HAVE_5f_SKILL.A1" office:value-type="string">
            <text:p text:style-name="P53">Question</text:p>
          </table:table-cell>
          <table:table-cell table:style-name="NICE_5f_TO_5f_HAVE_5f_SKILL.A1" office:value-type="string">
            <text:p text:style-name="P56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/text:p>
          </table:table-cell>
        </table:table-row>
      </table:table>
      <text:p text:style-name="P31"/>
      <text:p text:style-name="P41"><text:soft-page-break/>Additional assessment methods</text:p>
      <text:list xml:id="list104412192524951" text:continue-list="list1686839431" text:style-name="List_20_1">
        <text:list-item>
          <text:p text:style-name="P87"><text:bookmark-start text:name="__DdeLink__24139_1517376212"/>«insert_Assess_model_selection conditional»<text:bookmark-end text:name="__DdeLink__24139_1517376212"/></text:p>
        </text:list-item>
      </text:list>
      <text:p text:style-name="Standard"/>
      <text:p text:style-name="P29">How suppliers will be scored</text:p>
      <text:p text:style-name="P68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5">Level</text:p>
          </table:table-cell>
          <table:table-cell table:style-name="SCORE.A1" office:value-type="string">
            <text:p text:style-name="P25">Score</text:p>
          </table:table-cell>
          <table:table-cell table:style-name="SCORE.A1" office:value-type="string">
            <text:p text:style-name="P25">Description</text:p>
          </table:table-cell>
        </table:table-row>
        <table:table-row table:style-name="SCORE.1">
          <table:table-cell table:style-name="SCORE.A1" office:value-type="string">
            <text:p text:style-name="P67">«Insert_Score_Model_Descr_Marks»</text:p>
          </table:table-cell>
          <table:table-cell table:style-name="SCORE.A1" office:value-type="string">
            <text:p text:style-name="P67">«Insert_Score_Model_Descr_Score»</text:p>
          </table:table-cell>
          <table:table-cell table:style-name="SCORE.A1" office:value-type="string">
            <text:p text:style-name="P67">«Insert_Score_Model_Descr_Description»</text:p>
          </table:table-cell>
        </table:table-row>
      </table:table>
      <text:p text:style-name="P34"/>
      <text:h text:style-name="Heading_20_1" text:outline-level="1"><text:bookmark-start text:name="_Hlk115283791"/><text:span text:style-name="T21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8">Procurement timetable</text:p>
          </table:table-cell>
          <table:table-cell table:style-name="Table14.B1" office:value-type="string">
            <text:p text:style-name="P39">Time / Date</text:p>
          </table:table-cell>
        </table:table-row>
        <table:table-row table:style-name="Table14.1">
          <table:table-cell table:style-name="Table14.A1" office:value-type="string">
            <text:p text:style-name="P37">Published</text:p>
          </table:table-cell>
          <table:table-cell table:style-name="Table14.B1" office:value-type="string">
            <text:p text:style-name="P76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0">Deadline for asking questions</text:p>
          </table:table-cell>
          <table:table-cell table:style-name="Table14.B1" office:value-type="string">
            <text:p text:style-name="P76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0">Deadline for publishing clarification responses</text:p>
          </table:table-cell>
          <table:table-cell table:style-name="Table14.B1" office:value-type="string">
            <text:p text:style-name="P76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0">Closing date for applications</text:p>
          </table:table-cell>
          <table:table-cell table:style-name="Table14.B1" office:value-type="string">
            <text:p text:style-name="P76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7">Evaluation of shortlisting responses</text:p>
          </table:table-cell>
          <table:table-cell table:style-name="Table14.B1" office:value-type="string">
            <text:p text:style-name="P76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7">Publication of further assessment documents</text:p>
          </table:table-cell>
          <table:table-cell table:style-name="Table14.B1" office:value-type="string">
            <text:p text:style-name="P76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7">Closing date for written proposals</text:p>
          </table:table-cell>
          <table:table-cell table:style-name="Table14.B1" office:value-type="string">
            <text:p text:style-name="P76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7">Supplier presentations (if applicable)</text:p>
          </table:table-cell>
          <table:table-cell table:style-name="Table14.B1" office:value-type="string">
            <text:p text:style-name="P76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7">Evaluation of further assessment responses</text:p>
          </table:table-cell>
          <table:table-cell table:style-name="Table14.B1" office:value-type="string">
            <text:p text:style-name="P76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7">Standstill period (if applicable)</text:p>
          </table:table-cell>
          <table:table-cell table:style-name="Table14.B11" office:value-type="string">
            <text:p text:style-name="P76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7">Contract award</text:p>
          </table:table-cell>
          <table:table-cell table:style-name="Table14.B11" office:value-type="string">
            <text:p text:style-name="P76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7">Contract signature</text:p>
          </table:table-cell>
          <table:table-cell table:style-name="Table14.B11" office:value-type="string">
            <text:p text:style-name="P76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7">Contract start</text:p>
          </table:table-cell>
          <table:table-cell table:style-name="Table14.B11" office:value-type="string">
            <text:p text:style-name="P76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52</meta:editing-cycles>
    <meta:creation-date>2022-10-11T10:21:00</meta:creation-date>
    <dc:date>2022-10-23T10:44:09.563669987</dc:date>
    <meta:editing-duration>PT23H52M42S</meta:editing-duration>
    <meta:generator>LibreOffice/7.3.4.2$MacOSX_X86_64 LibreOffice_project/728fec16bd5f605073805c3c9e7c4212a0120dc5</meta:generator>
    <meta:document-statistic meta:table-count="14" meta:image-count="0" meta:object-count="0" meta:page-count="5" meta:paragraph-count="164" meta:word-count="647" meta:character-count="5105" meta:non-whitespace-character-count="4624"/>
    <meta:user-defined meta:name="AppVersion">16.0000</meta:user-defined>
    <meta:template xlink:type="simple" xlink:actuate="onRequest" xlink:title="Normal" xlink:href=""/>
  </office:meta>
</office:document-meta>
</file>